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846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use-window-font-color="true" style:text-outline="false" style:text-line-through-style="none" style:font-name="Times New Roman" fo:font-size="9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de" fo:country="CH" fo:text-shadow="none" style:text-underline-style="none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ext-properties style:use-window-font-color="true" style:text-outline="false" style:text-line-through-style="none" style:font-name="Times New Roman" fo:font-size="9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/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9pt" fo:language="de" fo:country="CH" style:font-name-asian="DejaVu Sans1" style:language-asian="zxx" style:country-asian="none" style:font-name-complex="Times New Roman" style:font-size-complex="5.09999990463257pt"/>
    </style:style>
    <style:style style:name="T2" style:family="text">
      <style:text-properties style:use-window-font-color="true" style:font-name="Times New Roman" fo:font-size="9pt" fo:language="de" fo:country="CH" fo:font-style="normal" fo:font-weight="normal" style:font-name-asian="DejaVu Sans1" style:language-asian="zxx" style:country-asian="none" style:font-name-complex="Times New Roman" style:font-size-complex="5.09999990463257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row table:style-name="ro1">
          <table:table-cell/>
          <table:table-cell table:style-name="ce2" office:value-type="string">
            <text:p>Zen-Sesshin mit Paul F. Shepherd</text:p>
          </table:table-cell>
          <table:table-cell office:value-type="string">
            <text:p>Unterdietfurt</text:p>
          </table:table-cell>
          <table:table-cell table:style-name="ce4" office:value-type="date" office:date-value="2010-02-11">
            <text:p>2010-02-11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3 Wochen Vipassana Retreat mit Renate Seifarth</text:p>
          </table:table-cell>
          <table:table-cell office:value-type="string">
            <text:p>Unterdietfurt</text:p>
          </table:table-cell>
          <table:table-cell table:style-name="ce4" office:value-type="date" office:date-value="2010-02-20">
            <text:p>2010-02-20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Grüne Tara, freie Frau mit Sylvia Wetzel/Lily Besilly</text:p>
          </table:table-cell>
          <table:table-cell office:value-type="string">
            <text:p>Unterdietfurt</text:p>
          </table:table-cell>
          <table:table-cell table:style-name="ce4" office:value-type="date" office:date-value="2010-02-18">
            <text:p>2010-02-18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Vipassana mit Ursula Flückiger</text:p>
          </table:table-cell>
          <table:table-cell office:value-type="string">
            <text:p>Unterdietfurt</text:p>
          </table:table-cell>
          <table:table-cell table:style-name="ce4" office:value-type="date" office:date-value="2010-04-01">
            <text:p>2010-04-01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Zen-Sesshin mit Paul F. Shepherd</text:p>
          </table:table-cell>
          <table:table-cell office:value-type="string">
            <text:p>Unterdietfurt</text:p>
          </table:table-cell>
          <table:table-cell table:style-name="ce4" office:value-type="date" office:date-value="2010-04-06">
            <text:p>2010-04-06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Weisheit und Mitgefühl mit <text:s/>Sabine Hayoz-Kalff</text:p>
          </table:table-cell>
          <table:table-cell office:value-type="string">
            <text:p>Unterdietfurt</text:p>
          </table:table-cell>
          <table:table-cell table:style-name="ce4" office:value-type="date" office:date-value="2010-04-18">
            <text:p>2010-04-18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3" office:value-type="string">
            <text:p><text:span text:style-name="T1"><text:s/></text:span><text:span text:style-name="T2">Erholung, Yoga, Vipassan mit Ruth Kölling/Wolfgang Presser</text:span></text:p>
          </table:table-cell>
          <table:table-cell office:value-type="string">
            <text:p>Unterdietfurt</text:p>
          </table:table-cell>
          <table:table-cell table:style-name="ce4" office:value-type="date" office:date-value="2010-04-28">
            <text:p>2010-04-28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Vipassana mit Ursula Flückiger/Fred von Allmen</text:p>
          </table:table-cell>
          <table:table-cell office:value-type="string">
            <text:p>Unterdietfurt</text:p>
          </table:table-cell>
          <table:table-cell table:style-name="ce4" office:value-type="date" office:date-value="2010-05-12">
            <text:p>2010-05-12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Zen-Sesshin mit Paul F. Shepherd</text:p>
          </table:table-cell>
          <table:table-cell office:value-type="string">
            <text:p>Unterdietfurt</text:p>
          </table:table-cell>
          <table:table-cell table:style-name="ce4" office:value-type="date" office:date-value="2010-05-21">
            <text:p>2010-05-21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Vipassana <text:s/>mit Marie Mannschatz</text:p>
          </table:table-cell>
          <table:table-cell office:value-type="string">
            <text:p>Unterdietfurt</text:p>
          </table:table-cell>
          <table:table-cell table:style-name="ce4" office:value-type="date" office:date-value="2010-06-02">
            <text:p>2010-06-02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Meditationskurs mit Stephan Bielfeldt</text:p>
          </table:table-cell>
          <table:table-cell office:value-type="string">
            <text:p>Unterdietfurt</text:p>
          </table:table-cell>
          <table:table-cell table:style-name="ce4" office:value-type="date" office:date-value="2010-06-12">
            <text:p>2010-06-12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Qigong und Vipassana mit Franz Möckl</text:p>
          </table:table-cell>
          <table:table-cell office:value-type="string">
            <text:p>Unterdietfurt</text:p>
          </table:table-cell>
          <table:table-cell table:style-name="ce4" office:value-type="date" office:date-value="2010-07-02">
            <text:p>2010-07-02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Meditationskurs mit Axel Revato Wasmann</text:p>
          </table:table-cell>
          <table:table-cell office:value-type="string">
            <text:p>Unterdietfurt</text:p>
          </table:table-cell>
          <table:table-cell table:style-name="ce4" office:value-type="date" office:date-value="2010-07-13">
            <text:p>2010-07-13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10-Tage-Retreat für Frauen mit Sylvia Kolk</text:p>
          </table:table-cell>
          <table:table-cell office:value-type="string">
            <text:p>Unterdietfurt</text:p>
          </table:table-cell>
          <table:table-cell table:style-name="ce4" office:value-type="date" office:date-value="2010-07-25">
            <text:p>2010-07-25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Grüne Tara, freie Frau mit Sylvia Wetzel/Lily Besilly</text:p>
          </table:table-cell>
          <table:table-cell office:value-type="string">
            <text:p>Unterdietfurt</text:p>
          </table:table-cell>
          <table:table-cell table:style-name="ce4" office:value-type="date" office:date-value="2010-08-12">
            <text:p>2010-08-12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Meditative Ferien mit Ruth Kölling/Wolfgang Presser</text:p>
          </table:table-cell>
          <table:table-cell office:value-type="string">
            <text:p>Unterdietfurt</text:p>
          </table:table-cell>
          <table:table-cell table:style-name="ce4" office:value-type="date" office:date-value="2010-08-26">
            <text:p>2010-08-26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Die Kunst des Pinselwegs mit Dokko-An Kuwahara/Beate Neudert</text:p>
          </table:table-cell>
          <table:table-cell office:value-type="string">
            <text:p>Unterdietfurt</text:p>
          </table:table-cell>
          <table:table-cell table:style-name="ce4" office:value-type="date" office:date-value="2010-09-30">
            <text:p>2010-09-30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Meditationskurs mit Eva Bruha</text:p>
          </table:table-cell>
          <table:table-cell office:value-type="string">
            <text:p>Unterdietfurt</text:p>
          </table:table-cell>
          <table:table-cell table:style-name="ce4" office:value-type="date" office:date-value="2010-10-10">
            <text:p>2010-10-10</text:p>
          </table:table-cell>
          <table:table-cell office:value-type="string">
            <text:p>sem_engl</text:p>
          </table:table-cell>
        </table:table-row>
        <table:table-row table:style-name="ro1">
          <table:table-cell table:style-name="Default"/>
          <table:table-cell table:style-name="ce2" office:value-type="string">
            <text:p>Meditationskurs mit <text:s/>Marc Akincano Weber</text:p>
          </table:table-cell>
          <table:table-cell office:value-type="string">
            <text:p>Unterdietfurt</text:p>
          </table:table-cell>
          <table:table-cell table:style-name="ce4" office:value-type="date" office:date-value="2010-10-13">
            <text:p>2010-10-13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Vipassana und Metta mit Renate Seifarth</text:p>
          </table:table-cell>
          <table:table-cell office:value-type="string">
            <text:p>Unterdietfurt</text:p>
          </table:table-cell>
          <table:table-cell table:style-name="ce4" office:value-type="date" office:date-value="2010-10-25">
            <text:p>2010-10-25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Krankheit, Sterben und Tod mit Lisa Freund</text:p>
          </table:table-cell>
          <table:table-cell office:value-type="string">
            <text:p>Unterdietfurt</text:p>
          </table:table-cell>
          <table:table-cell table:style-name="ce4" office:value-type="date" office:date-value="2010-11-04">
            <text:p>2010-11-04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Vipassana und Yoga mit Ursula Lyon</text:p>
          </table:table-cell>
          <table:table-cell office:value-type="string">
            <text:p>Unterdietfurt</text:p>
          </table:table-cell>
          <table:table-cell table:style-name="ce4" office:value-type="date" office:date-value="2010-11-09">
            <text:p>2010-11-09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Meditationskurs mit <text:s/>Lama Öser</text:p>
          </table:table-cell>
          <table:table-cell office:value-type="string">
            <text:p>Unterdietfurt</text:p>
          </table:table-cell>
          <table:table-cell table:style-name="ce4" office:value-type="date" office:date-value="2010-11-17">
            <text:p>2010-11-17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Kum Nye – Tibetisches Heilyoga mit Matthias Steurich</text:p>
          </table:table-cell>
          <table:table-cell office:value-type="string">
            <text:p>Unterdietfurt</text:p>
          </table:table-cell>
          <table:table-cell table:style-name="ce4" office:value-type="date" office:date-value="2010-12-01">
            <text:p>2010-12-01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Zen-Sesshin mit Paul Shepherd</text:p>
          </table:table-cell>
          <table:table-cell office:value-type="string">
            <text:p>Unterdietfurt</text:p>
          </table:table-cell>
          <table:table-cell table:style-name="ce4" office:value-type="date" office:date-value="2010-12-13">
            <text:p>2010-12-13</text:p>
          </table:table-cell>
          <table:table-cell office:value-type="string">
            <text:p>sem_engl</text:p>
          </table:table-cell>
        </table:table-row>
        <table:table-row table:style-name="ro1">
          <table:table-cell/>
          <table:table-cell table:style-name="ce2" office:value-type="string">
            <text:p>Grüne Tara, freie Frau mit Sylvia Wetzel/Sabine Hayoz-Kalff</text:p>
          </table:table-cell>
          <table:table-cell office:value-type="string">
            <text:p>Unterdietfurt</text:p>
          </table:table-cell>
          <table:table-cell table:style-name="ce4" office:value-type="date" office:date-value="2010-12-26">
            <text:p>2010-12-26</text:p>
          </table:table-cell>
          <table:table-cell office:value-type="string">
            <text:p>sem_engl</text:p>
          </table:table-cell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11/24/2009</text:date>, <text:time>17:47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tems </meta:initial-creator>
    <meta:creation-date>2009-11-23T20:08:27</meta:creation-date>
    <dc:date>2009-11-24T17:47:04</dc:date>
    <dc:creator>items </dc:creator>
    <meta:editing-duration>PT00H19M34S</meta:editing-duration>
    <meta:editing-cycles>6</meta:editing-cycles>
    <meta:generator>OpenOffice.org/3.1$Linux OpenOffice.org_project/310m19$Build-9420</meta:generator>
    <meta:document-statistic meta:table-count="3" meta:cell-count="104" meta:object-count="0"/>
  </office:meta>
</office:document-meta>
</file>